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>
      <style:paragraph-properties fo:text-align="center" style:justify-single-word="false"/>
      <style:text-properties officeooo:paragraph-rsid="000debea"/>
    </style:style>
    <style:style style:name="T1" style:family="text">
      <style:text-properties officeooo:rsid="000debea"/>
    </style:style>
    <style:style style:name="T2" style:family="text">
      <style:text-properties style:text-underline-style="solid" style:text-underline-width="auto" style:text-underline-color="font-color" officeooo:rsid="000debe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2">Matplotlib Quick Reference</text:span></text:span></text:p>
      <text:p text:style-name="Text_20_body"><text:span text:style-name="Strong_20_Emphasis"/></text:p>
      <text:p text:style-name="Text_20_body"><text:span text:style-name="Strong_20_Emphasis">Matplotlib:</text:span></text:p>
      <text:list text:style-name="L1">
        <text:list-item>
          <text:p text:style-name="P2">Python library for creating static, animated, and interactive visualizations.</text:p>
        </text:list-item>
        <text:list-item>
          <text:p text:style-name="P2">Provides a wide range of plotting functions for creating line plots, scatter plots, bar charts, histograms, etc.</text:p>
        </text:list-item>
        <text:list-item>
          <text:p text:style-name="P1">Highly customizable and integrates well with other Python libraries like NumPy and Pandas.</text:p>
        </text:list-item>
      </text:list>
      <text:p text:style-name="Text_20_body"><text:span text:style-name="Strong_20_Emphasis">Basic Plotting:</text:span></text:p>
      <text:list text:style-name="L2">
        <text:list-item>
          <text:p text:style-name="P4">Create simple line plots using <text:span text:style-name="Source_20_Text">matplotlib.pyplot.plot()</text:span> function.</text:p>
        </text:list-item>
        <text:list-item>
          <text:p text:style-name="P4">Customize plot appearance with parameters like color, linestyle, marker, etc.</text:p>
        </text:list-item>
        <text:list-item>
          <text:p text:style-name="P3">Add labels, titles, and legends using <text:span text:style-name="Source_20_Text">matplotlib.pyplot.xlabel()</text:span>, <text:span text:style-name="Source_20_Text">matplotlib.pyplot.ylabel()</text:span>, <text:span text:style-name="Source_20_Text">matplotlib.pyplot.title()</text:span>, <text:span text:style-name="Source_20_Text">matplotlib.pyplot.legend()</text:span> functions.</text:p>
        </text:list-item>
      </text:list>
      <text:p text:style-name="Text_20_body"><text:span text:style-name="Strong_20_Emphasis">Scatter Plots:</text:span></text:p>
      <text:list text:style-name="L3">
        <text:list-item>
          <text:p text:style-name="P6">Visualize relationships between two numerical variables using scatter plots.</text:p>
        </text:list-item>
        <text:list-item>
          <text:p text:style-name="P6">Create scatter plots with <text:span text:style-name="Source_20_Text">matplotlib.pyplot.scatter()</text:span> function.</text:p>
        </text:list-item>
        <text:list-item>
          <text:p text:style-name="P5">Customize marker size, color, shape, etc.</text:p>
        </text:list-item>
      </text:list>
      <text:p text:style-name="Text_20_body"><text:span text:style-name="Strong_20_Emphasis">Bar Charts:</text:span></text:p>
      <text:list text:style-name="L4">
        <text:list-item>
          <text:p text:style-name="P8">Display categorical data using bar charts.</text:p>
        </text:list-item>
        <text:list-item>
          <text:p text:style-name="P8">Create bar charts with <text:span text:style-name="Source_20_Text">matplotlib.pyplot.bar()</text:span> or <text:span text:style-name="Source_20_Text">matplotlib.pyplot.barh()</text:span> functions.</text:p>
        </text:list-item>
        <text:list-item>
          <text:p text:style-name="P7">Customize bar appearance, including color, width, and alignment.</text:p>
        </text:list-item>
      </text:list>
      <text:p text:style-name="Text_20_body"><text:span text:style-name="Strong_20_Emphasis">Histograms:</text:span></text:p>
      <text:list text:style-name="L5">
        <text:list-item>
          <text:p text:style-name="P10">Visualize the distribution of numerical data using histograms.</text:p>
        </text:list-item>
        <text:list-item>
          <text:p text:style-name="P10">Create histograms with <text:span text:style-name="Source_20_Text">matplotlib.pyplot.hist()</text:span> function.</text:p>
        </text:list-item>
        <text:list-item>
          <text:p text:style-name="P9">Customize bin size, color, transparency, etc.</text:p>
        </text:list-item>
      </text:list>
      <text:p text:style-name="Text_20_body"><text:span text:style-name="Strong_20_Emphasis">Subplots:</text:span></text:p>
      <text:list text:style-name="L6">
        <text:list-item>
          <text:p text:style-name="P12">Create multiple plots within the same figure using subplots.</text:p>
        </text:list-item>
        <text:list-item>
          <text:p text:style-name="P12">Use <text:span text:style-name="Source_20_Text">matplotlib.pyplot.subplots()</text:span> function to create a grid of subplots.</text:p>
        </text:list-item>
        <text:list-item>
          <text:p text:style-name="P11">Customize subplot arrangement, spacing, and sharing axes.</text:p>
        </text:list-item>
      </text:list>
      <text:p text:style-name="Text_20_body"><text:span text:style-name="Strong_20_Emphasis">Customizing Plots:</text:span></text:p>
      <text:list text:style-name="L7">
        <text:list-item>
          <text:p text:style-name="P14">Customize plot appearance using various styling options.</text:p>
        </text:list-item>
        <text:list-item>
          <text:p text:style-name="P14">Change line styles, marker styles, colors, and transparency.</text:p>
        </text:list-item>
        <text:list-item>
          <text:p text:style-name="P13">Control axis limits, ticks, labels, and gridlines.</text:p>
        </text:list-item>
      </text:list>
      <text:p text:style-name="Text_20_body"><text:span text:style-name="Strong_20_Emphasis">Annotations and Text:</text:span></text:p>
      <text:list text:style-name="L8">
        <text:list-item>
          <text:p text:style-name="P16"><text:soft-page-break/>Add text annotations to plots using <text:span text:style-name="Source_20_Text">matplotlib.pyplot.text()</text:span> function.</text:p>
        </text:list-item>
        <text:list-item>
          <text:p text:style-name="P16">Annotate data points with arrows and labels using <text:span text:style-name="Source_20_Text">matplotlib.pyplot.annotate()</text:span> function.</text:p>
        </text:list-item>
        <text:list-item>
          <text:p text:style-name="P15">Display mathematical expressions using LaTeX syntax.</text:p>
        </text:list-item>
      </text:list>
      <text:p text:style-name="Text_20_body"><text:span text:style-name="Strong_20_Emphasis">Saving and Exporting Plots:</text:span></text:p>
      <text:list text:style-name="L9">
        <text:list-item>
          <text:p text:style-name="P18">Save plots to image files (e.g., PNG, JPEG, PDF) using <text:span text:style-name="Source_20_Text">matplotlib.pyplot.savefig()</text:span> function.</text:p>
        </text:list-item>
        <text:list-item>
          <text:p text:style-name="P17">Export plots to vector graphics formats (e.g., SVG, EPS) for publication-quality output.</text:p>
        </text:list-item>
      </text:list>
      <text:p text:style-name="Text_20_body"><text:span text:style-name="Strong_20_Emphasis">Interactive Plots:</text:span></text:p>
      <text:list text:style-name="L10">
        <text:list-item>
          <text:p text:style-name="P20">Create interactive plots using <text:span text:style-name="Source_20_Text">matplotlib.pyplot.show()</text:span> function.</text:p>
        </text:list-item>
        <text:list-item>
          <text:p text:style-name="P20">Zoom, pan, and navigate through plots using interactive tools.</text:p>
        </text:list-item>
        <text:list-item>
          <text:p text:style-name="P19">Customize interactivity with widgets and callbacks.</text:p>
        </text:list-item>
      </text:list>
      <text:p text:style-name="Text_20_body"><text:span text:style-name="Strong_20_Emphasis">Plotting with Pandas:</text:span></text:p>
      <text:list text:style-name="L11">
        <text:list-item>
          <text:p text:style-name="P22">Integrate Matplotlib with Pandas for easy data visualization.</text:p>
        </text:list-item>
        <text:list-item>
          <text:p text:style-name="P22">Plot Pandas DataFrames directly using <text:span text:style-name="Source_20_Text">DataFrame.plot()</text:span> method.</text:p>
        </text:list-item>
        <text:list-item>
          <text:p text:style-name="P21">Access Matplotlib axes objects for further customization.</text:p>
        </text:list-item>
      </text:list>
      <text:p text:style-name="Text_20_body"><text:span text:style-name="Strong_20_Emphasis">3D Plotting:</text:span></text:p>
      <text:list text:style-name="L12">
        <text:list-item>
          <text:p text:style-name="P24">Create three-dimensional plots using <text:span text:style-name="Source_20_Text">mpl_toolkits.mplot3d</text:span> module.</text:p>
        </text:list-item>
        <text:list-item>
          <text:p text:style-name="P24">Visualize surfaces, scatter plots, wireframes, and more in 3D space.</text:p>
        </text:list-item>
        <text:list-item>
          <text:p text:style-name="P23">Customize 3D plots with various styling options and annotations.</text:p>
        </text:list-item>
      </text:list>
      <text:p text:style-name="Text_20_body"><text:span text:style-name="Strong_20_Emphasis">Animations:</text:span></text:p>
      <text:list text:style-name="L13">
        <text:list-item>
          <text:p text:style-name="P26">Create animated visualizations using Matplotlib's animation API.</text:p>
        </text:list-item>
        <text:list-item>
          <text:p text:style-name="P26">Define animation frames and update plot elements over time.</text:p>
        </text:list-item>
        <text:list-item>
          <text:p text:style-name="P25">Save animations as video files or display them interactively.</text:p>
        </text:list-item>
      </text:list>
      <text:p text:style-name="Text_20_body"><text:span text:style-name="Strong_20_Emphasis">Statistical Plotting:</text:span></text:p>
      <text:list text:style-name="L14">
        <text:list-item>
          <text:p text:style-name="P27">Generate statistical plots like box plots, violin plots, and error bars using <text:span text:style-name="Source_20_Text">seaborn</text:span> library, which builds on top of Matplotlib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8:16.975041324</meta:creation-date>
    <dc:date>2024-04-07T12:18:06.400449048</dc:date>
    <meta:editing-duration>PT5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4" meta:word-count="407" meta:character-count="3011" meta:non-whitespace-character-count="2697"/>
  </office:meta>
</office:document-meta>
</file>